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rndown_chart" table:style-name="ta1">
        <table:shapes>
          <draw:frame draw:z-index="1" draw:id="id0" draw:style-name="a0" draw:name="Gráfico 1" svg:x="3.69606in" svg:y="0.1834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EUNIONES</text:p>
          </table:table-cell>
          <table:table-cell office:value-type="string" table:style-name="ce1">
            <text:p>TIEMPO RESTANT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time" office:time-value="PT60H0M0S" table:style-name="ce2">
            <text:p>60:00: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time" office:time-value="PT37H15M0S" table:style-name="ce2">
            <text:p>37:15: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time" office:time-value="PT23H10M0S" table:style-name="ce3">
            <text:p>23:10: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time" office:time-value="PT17H55M0S" table:style-name="ce3">
            <text:p>17:55: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time" office:time-value="PT9H25M0S" table:style-name="ce3">
            <text:p>09:25: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Noelia</dc:creator>
    <dc:date>2018-12-12T12:17:41Z</dc:date>
    <meta:editing-cycles>4</meta:editing-cycles>
    <meta:editing-duration>PT106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7637795276pt" svg:width="453.5149606299212pt" chart:style-name="Crt0">
        <chart:title chart:style-name="CT00">
          <text:p text:style-name="a0" text:class-names="" text:cond-style-name="">TIEMPO DE IMPLEMENTACIÓ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RESTANT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EUNIONES</text:p>
            </chart:title>
            <chart:categories table:cell-range-address="Burndown_chart.$B$3:.$B$8"/>
            <chart:grid chart:class="major" chart:style-name="GMa1"/>
          </chart:axis>
          <chart:series chart:label-cell-address="Burndown_chart.$C$2" chart:values-cell-range-address="Burndown_chart.$C$3:.$C$8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